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pdomain</text:p>
          </table:table-cell>
          <table:table-cell office:value-type="string" calcext:value-type="string">
            <text:p>povline_nf</text:p>
          </table:table-cell>
          <table:table-cell office:value-type="string" calcext:value-type="string">
            <text:p>food_povline_ent</text:p>
          </table:table-cell>
          <table:table-cell office:value-type="string" calcext:value-type="string">
            <text:p>povline_ent_m</text:p>
          </table:table-cell>
          <table:table-cell office:value-type="string" calcext:value-type="string">
            <text:p>fdsh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.4097" calcext:value-type="float">
            <text:p>576.4097</text:p>
          </table:table-cell>
          <table:table-cell office:value-type="float" office:value="1759.64" calcext:value-type="float">
            <text:p>1759.64</text:p>
          </table:table-cell>
          <table:table-cell office:value-type="float" office:value="2336.05" calcext:value-type="float">
            <text:p>2336.05</text:p>
          </table:table-cell>
          <table:table-cell office:value-type="float" office:value="0.7532545" calcext:value-type="float">
            <text:p>0.7532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5.509" calcext:value-type="float">
            <text:p>695.509</text:p>
          </table:table-cell>
          <table:table-cell office:value-type="float" office:value="1418.86" calcext:value-type="float">
            <text:p>1418.86</text:p>
          </table:table-cell>
          <table:table-cell office:value-type="float" office:value="2114.369" calcext:value-type="float">
            <text:p>2114.369</text:p>
          </table:table-cell>
          <table:table-cell office:value-type="float" office:value="0.671056" calcext:value-type="float">
            <text:p>0.67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.6771" calcext:value-type="float">
            <text:p>477.6771</text:p>
          </table:table-cell>
          <table:table-cell office:value-type="float" office:value="1144.39" calcext:value-type="float">
            <text:p>1144.39</text:p>
          </table:table-cell>
          <table:table-cell office:value-type="float" office:value="1622.067" calcext:value-type="float">
            <text:p>1622.067</text:p>
          </table:table-cell>
          <table:table-cell office:value-type="float" office:value="0.7055134" calcext:value-type="float">
            <text:p>0.7055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.776" calcext:value-type="float">
            <text:p>454.776</text:p>
          </table:table-cell>
          <table:table-cell office:value-type="float" office:value="1141.45" calcext:value-type="float">
            <text:p>1141.45</text:p>
          </table:table-cell>
          <table:table-cell office:value-type="float" office:value="1596.226" calcext:value-type="float">
            <text:p>1596.226</text:p>
          </table:table-cell>
          <table:table-cell office:value-type="float" office:value="0.715093" calcext:value-type="float">
            <text:p>0.715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.6627" calcext:value-type="float">
            <text:p>577.6627</text:p>
          </table:table-cell>
          <table:table-cell office:value-type="float" office:value="1425.65" calcext:value-type="float">
            <text:p>1425.65</text:p>
          </table:table-cell>
          <table:table-cell office:value-type="float" office:value="2003.313" calcext:value-type="float">
            <text:p>2003.313</text:p>
          </table:table-cell>
          <table:table-cell office:value-type="float" office:value="0.7116463" calcext:value-type="float">
            <text:p>0.7116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9.0385" calcext:value-type="float">
            <text:p>579.0385</text:p>
          </table:table-cell>
          <table:table-cell office:value-type="float" office:value="1354.06" calcext:value-type="float">
            <text:p>1354.06</text:p>
          </table:table-cell>
          <table:table-cell office:value-type="float" office:value="1933.099" calcext:value-type="float">
            <text:p>1933.099</text:p>
          </table:table-cell>
          <table:table-cell office:value-type="float" office:value="0.700461" calcext:value-type="float">
            <text:p>0.700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0:32:56.188466539</meta:creation-date>
    <dc:date>2015-09-16T10:46:52.616185634</dc:date>
    <meta:editing-duration>P0D</meta:editing-duration>
    <meta:editing-cycles>1</meta:editing-cycles>
    <meta:document-statistic meta:table-count="1" meta:cell-count="35" meta:object-count="0"/>
    <meta:generator>LibreOffice/4.2.8.2$Linux_X86_64 LibreOffice_project/420m0$Build-2</meta:generator>
  </office:meta>
</office:document-meta>
</file>